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c65" officeooo:paragraph-rsid="00163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28:15.635673046</meta:creation-date>
    <dc:date>2021-02-18T16:28:25.051448074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6.2$Linux_X86_64 LibreOffice_project/40$Build-2</meta:generator>
  </office:meta>
</office:document-meta>
</file>